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d70" officeooo:paragraph-rsid="0016dd70"/>
    </style:style>
    <style:style style:name="P2" style:family="paragraph" style:parent-style-name="Standard">
      <style:text-properties officeooo:rsid="0016dd70" officeooo:paragraph-rsid="0017f820"/>
    </style:style>
    <style:style style:name="P3" style:family="paragraph" style:parent-style-name="Standard">
      <style:text-properties officeooo:rsid="0018cd19" officeooo:paragraph-rsid="0018cd19"/>
    </style:style>
    <style:style style:name="T1" style:family="text">
      <style:text-properties officeooo:rsid="0017f8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i2c <text:s/><text:a xlink:type="simple" xlink:href="https://learn.sparkfun.com/tutorials/raspberry-pi-spi-and-i2c-tutorial" text:style-name="Internet_20_link" text:visited-style-name="Visited_20_Internet_20_Link">https://learn.sparkfun.com/tutorials/raspberry-pi-spi-and-i2c-tutorial</text:a></text:p>
      <text:p text:style-name="P1">2 <text:s/>Пайтон мова для реалзації скриптів зборуданних ,та їх запису в БД <text:s/></text:p>
      <text:p text:style-name="P1"><text:a xlink:type="simple" xlink:href="https://docs.python.org/3/tutorial/index.html" text:style-name="Internet_20_link" text:visited-style-name="Visited_20_Internet_20_Link">https://docs.python.org/3/tutorial/index.html</text:a></text:p>
      <text:p text:style-name="P1">3 Web-server <text:a xlink:type="simple" xlink:href="http://apache.org/" text:style-name="Internet_20_link" text:visited-style-name="Visited_20_Internet_20_Link">http://apache.org/</text:a></text:p>
      <text:p text:style-name="P2">4 <text:span text:style-name="T1">БД </text:span><text:a xlink:type="simple" xlink:href="https://dev.mysql.com/downloads/mysql/" text:style-name="Internet_20_link" text:visited-style-name="Visited_20_Internet_20_Link"><text:span text:style-name="T1">https://dev.mysql.com/downloads/mysql/</text:span></text:a></text:p>
      <text:p text:style-name="P3">5 проект приклад збору данних з сенсорних пристроїв на RP2</text:p>
      <text:p text:style-name="P3">http://www.avislab.com/blog/raspberry-pi-meteo_ru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8:35:28.338062959</meta:creation-date>
    <dc:date>2018-04-01T18:59:29.276052837</dc:date>
    <meta:editing-duration>PT3M40S</meta:editing-duration>
    <meta:editing-cycles>1</meta:editing-cycles>
    <meta:document-statistic meta:table-count="0" meta:image-count="0" meta:object-count="0" meta:page-count="1" meta:paragraph-count="7" meta:word-count="33" meta:character-count="374" meta:non-whitespace-character-count="344"/>
    <meta:generator>LibreOffice/5.1.6.2$Linux_X86_64 LibreOffice_project/10m0$Build-2</meta:generator>
  </office:meta>
</office:document-meta>
</file>